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8" style:family="paragraph">
      <style:paragraph-properties style:text-autospace="none"/>
      <style:text-properties fo:color="#646464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9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0" style:family="paragraph">
      <style:paragraph-properties style:text-autospace="none"/>
      <style:text-properties fo:color="#1a1a1a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1" style:family="paragraph">
      <style:paragraph-properties style:text-autospace="none"/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2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3" style:family="paragraph">
      <style:paragraph-properties style:text-autospace="none"/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4" style:family="paragraph">
      <style:paragraph-properties style:text-autospace="none"/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5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style:text-autospace="none"/>
      <style:text-properties fo:font-family="Monospace" style:font-pitch="fixed" fo:font-size="18pt" style:text-underline-style="none" style:font-family-asian="Monospace" style:font-pitch-asian="fixed" style:font-size-asian="18pt" style:font-family-complex="Monospace" style:font-pitch-complex="fixed" style:font-size-complex="18pt"/>
    </style:style>
    <style:style style:name="P28" style:family="paragraph">
      <style:paragraph-properties style:text-autospace="none"/>
      <style:text-properties fo:color="#000000" fo:font-family="Monospace" style:font-pitch="fixed" fo:font-size="18pt" style:text-underline-style="none" style:font-family-asian="Monospace" style:font-pitch-asian="fixed" style:font-size-asian="18pt" style:font-family-complex="Monospace" style:font-pitch-complex="fixed" style:font-size-complex="18pt"/>
    </style:style>
    <style:style style:name="P29" style:family="paragraph">
      <style:paragraph-properties style:text-autospace="none"/>
      <style:text-properties fo:color="#3f5fbf"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30" style:family="paragraph">
      <style:paragraph-properties style:text-autospace="none"/>
      <style:text-properties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31" style:family="paragraph">
      <style:paragraph-properties style:text-autospace="none"/>
      <style:text-properties fo:color="#1a1a1a"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32" style:family="paragraph">
      <style:paragraph-properties fo:text-align="start" style:text-autospace="none"/>
      <style:text-properties fo:color="#00000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P33" style:family="paragraph">
      <style:paragraph-properties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style:paragraph-properties fo:text-align="start"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6" style:family="paragraph">
      <style:paragraph-properties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7" style:family="paragraph">
      <style:paragraph-properties fo:text-align="start"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8" style:family="paragraph">
      <style:paragraph-properties style:text-autospace="none"/>
      <style:text-properties fo:font-size="18pt" style:text-underline-style="none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00808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0" style:family="text">
      <style:text-properties fo:color="#3f7f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color="#7f00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3" style:family="text">
      <style:text-properties fo:color="#1a1a1a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4" style:family="text">
      <style:text-properties fo:color="#2a00ff" fo:font-family="Monospace" style:font-pitch="fixed" fo:font-size="20pt" fo:font-style="italic" style:font-family-asian="Monospace" style:font-pitch-asian="fixed" style:font-size-asian="20pt" style:font-style-asian="italic" style:font-family-complex="Monospace" style:font-pitch-complex="fixed" style:font-size-complex="20pt" style:font-style-complex="italic"/>
    </style:style>
    <style:style style:name="T105" style:family="text">
      <style:text-properties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6" style:family="text">
      <style:text-properties fo:color="#7f0055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7" style:family="text"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8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109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0" style:family="text">
      <style:text-properties fo:color="#646464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1" style:family="text">
      <style:text-properties fo:color="#00000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2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3" style:family="text">
      <style:text-properties fo:color="#00808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4" style:family="text">
      <style:text-properties fo:color="#3f7f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5" style:family="text">
      <style:text-properties fo:color="#00000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6" style:family="text">
      <style:text-properties fo:color="#7f00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7" style:family="text">
      <style:text-properties fo:color="#1a1a1a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8" style:family="text">
      <style:text-properties fo:color="#2a00ff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9" style:family="text">
      <style:text-properties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0" style:family="text">
      <style:text-properties fo:color="#0000c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1" style:family="text">
      <style:text-properties fo:color="#0000c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2" style:family="text">
      <style:text-properties fo:color="#646464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3" style:family="text">
      <style:text-properties fo:color="#000000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24" style:family="text">
      <style:text-properties fo:color="#2a00f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5" style:family="text">
      <style:text-properties fo:color="#7f0055" fo:font-family="Monospace" style:font-pitch="fixed" fo:font-size="18pt" style:text-underline-style="none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6" style:family="text"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7" style:family="text">
      <style:text-properties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8" style:family="text">
      <style:text-properties fo:color="#0000c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9" style:family="text">
      <style:text-properties fo:color="#646464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30" style:family="text">
      <style:text-properties fo:color="#000000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31" style:family="text">
      <style:text-properties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2" style:family="text">
      <style:text-properties fo:color="#3f5fb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3" style:family="text">
      <style:text-properties fo:color="#00808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4" style:family="text">
      <style:text-properties fo:color="#3f7f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5" style:family="text">
      <style:text-properties fo:color="#7f00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6" style:family="text">
      <style:text-properties fo:color="#1a1a1a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7" style:family="text">
      <style:text-properties fo:color="#2a00ff" fo:font-family="Monospace" style:font-pitch="fixed" fo:font-size="15pt" fo:font-style="italic" style:text-underline-style="none" fo:font-weight="normal" style:font-family-asian="Monospace" style:font-pitch-asian="fixed" style:font-size-asian="15pt" style:font-style-asian="italic" style:font-weight-asian="normal" style:font-family-complex="Monospace" style:font-pitch-complex="fixed" style:font-size-complex="15pt" style:font-style-complex="italic" style:font-weight-complex="normal"/>
    </style:style>
    <style:style style:name="T138" style:family="text">
      <style:text-properties fo:color="#2a00ff" fo:font-family="Monospace" style:font-pitch="fixed" fo:font-size="15pt" fo:font-style="italic" style:text-underline-style="none" fo:font-weight="bold" style:font-family-asian="Monospace" style:font-pitch-asian="fixed" style:font-size-asian="15pt" style:font-style-asian="italic" style:font-weight-asian="bold" style:font-family-complex="Monospace" style:font-pitch-complex="fixed" style:font-size-complex="15pt" style:font-style-complex="italic" style:font-weight-complex="bold"/>
    </style:style>
    <style:style style:name="T139" style:family="text">
      <style:text-properties fo:color="#008080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0" style:family="text">
      <style:text-properties fo:color="#3f7f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1" style:family="text">
      <style:text-properties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2" style:family="text">
      <style:text-properties fo:color="#7f00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3" style:family="text">
      <style:text-properties fo:color="#1a1a1a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4" style:family="text">
      <style:text-properties fo:color="#00808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5" style:family="text">
      <style:text-properties fo:color="#3f7f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6" style:family="text">
      <style:text-properties fo:color="#7f00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7" style:family="text">
      <style:text-properties fo:color="#1a1a1a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8" style:family="text">
      <style:text-properties fo:color="#2a00ff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49" style:family="text"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50" style:family="text"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51" style:family="text">
      <style:text-properties fo:color="#000000" style:text-outline="false" style:text-line-through-style="none" fo:font-family="Monospace" style:font-pitch="fixed" fo:font-size="18pt" fo:text-shadow="none" style:text-underline-style="none" fo:font-weight="normal" style:letter-kerning="true" style:font-family-asian="Monospace" style:font-pitch-asian="fixed" style:font-size-asian="18pt" style:font-weight-asian="normal" style:font-family-complex="Monospace" style:font-pitch-complex="fixed" style:font-size-complex="18pt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3f7f5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16"><text:span text:style-name="T86">final</text:span><text:span text:style-name="T87"> HelloService targetService = </text:span><text:span text:style-name="T86">new</text:span><text:span text:style-name="T87"> DefaultHelloService();</text:span></text:p>
          <text:p text:style-name="P17"><text:span text:style-name="T88"/></text:p>
          <text:p text:style-name="P16"><text:span text:style-name="T87">InvocationHandler handler = </text:span><text:span text:style-name="T86">new</text:span><text:span text:style-name="T87"> InvocationHandler() {</text:span></text:p>
          <text:p text:style-name="P17"><text:span text:style-name="T88"/></text:p>
          <text:p text:style-name="P16"><text:span text:style-name="T89"><text:s text:c="2"/></text:span><text:span text:style-name="T89">@Override</text:span></text:p>
          <text:p text:style-name="P16"><text:span text:style-name="T86"><text:s text:c="2"/></text:span><text:span text:style-name="T86">public</text:span><text:span text:style-name="T87"> Object invoke(Object proxy, Method method, Object[] args) </text:span></text:p>
          <text:p text:style-name="P16"><text:span text:style-name="T90"><text:s text:c="16"/></text:span><text:span text:style-name="T86">throws</text:span><text:span text:style-name="T87"> Throwable {</text:span></text:p>
          <text:p text:style-name="P17"><text:span text:style-name="T88"><text:s text:c="4"/></text:span><text:span text:style-name="T88">Object res = method.invoke(targetService, args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88"><text:s text:c="2"/></text:span><text:span text:style-name="T88">}</text:span></text:p>
          <text:p text:style-name="P17"><text:span text:style-name="T88">};</text:span></text:p>
          <text:p text:style-name="P17"><text:span text:style-name="T88">HelloService decoratedHelloService = (HelloService) Proxy.</text:span><text:span text:style-name="T91">newProxyInstance</text:span><text:span text:style-name="T88">(</text:span></text:p>
          <text:p text:style-name="P17"><text:span text:style-name="T88"><text:s text:c="2"/></text:span><text:span text:style-name="T88">getClass().getClassLoader(),</text:span></text:p>
          <text:p text:style-name="P16"><text:span text:style-name="T86"><text:s text:c="2"/></text:span><text:span text:style-name="T86">new</text:span><text:span text:style-name="T87"> Class&lt;?&gt;[]{HelloService.</text:span><text:span text:style-name="T86">class</text:span><text:span text:style-name="T87">},</text:span><text:span text:style-name="T87"><text:tab/></text:span></text:p>
          <text:p text:style-name="P17"><text:span text:style-name="T88"><text:s text:c="2"/></text:span><text:span text:style-name="T88">handler</text:span></text:p>
          <text:p text:style-name="P17"><text:span text:style-name="T88">);</text:span></text:p>
          <text:p text:style-name="P17"><text:span text:style-name="T88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18"><text:span text:style-name="T92">@Aspect</text:span></text:p>
          <text:p text:style-name="P16"><text:span text:style-name="T86">public</text:span><text:span text:style-name="T87"> </text:span><text:span text:style-name="T86">class</text:span><text:span text:style-name="T87"> LogAspect {</text:span></text:p>
          <text:p text:style-name="P16"><text:span text:style-name="T93"/></text:p>
          <text:p text:style-name="P16"><text:span text:style-name="T86"><text:s text:c="2"/></text:span>(...)</text:p>
          <text:p text:style-name="P17"><text:span text:style-name="T93"/></text:p>
          <text:p text:style-name="P16"><text:span text:style-name="T89"><text:s text:c="2"/></text:span><text:span text:style-name="T94">@Around</text:span><text:span text:style-name="T90">(</text:span><text:span text:style-name="T95">"execution(* com.zenika.business.*.*(..))"</text:span><text:span text:style-name="T90">)</text:span></text:p>
          <text:p text:style-name="P16"><text:span text:style-name="T86"><text:s text:c="2"/></text:span><text:span text:style-name="T86">public</text:span><text:span text:style-name="T87"> Object log(ProceedingJoinPoint jp) </text:span><text:span text:style-name="T86">throws</text:span><text:span text:style-name="T87"> Throwable {</text:span></text:p>
          <text:p text:style-name="P16"><text:span text:style-name="T96"><text:s text:c="4"/></text:span><text:span text:style-name="T96">LOGGER</text:span><text:span text:style-name="T87">.info(</text:span><text:span text:style-name="T97">"Appel à {}"</text:span><text:span text:style-name="T87">,jp.getSignature().toShortString());</text:span></text:p>
          <text:p text:style-name="P17"><text:span text:style-name="T93"><text:s text:c="4"/></text:span><text:span text:style-name="T93">Object res = jp.proceed();</text:span></text:p>
          <text:p text:style-name="P16"><text:span text:style-name="T96"><text:s text:c="4"/></text:span><text:span text:style-name="T96">LOGGER</text:span><text:span text:style-name="T87">.info(</text:span><text:span text:style-name="T97">"Fin de l'appel"</text:span><text:span text:style-name="T87">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93"><text:s text:c="2"/></text:span><text:span text:style-name="T93">}</text:span></text:p>
          <text:p text:style-name="P17"><text:span text:style-name="T93"/></text:p>
          <text:p text:style-name="P17"><text:span text:style-name="T9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8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8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8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8">aspect</text:span> est l'<text:span text:style-name="T98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1" draw:text-style-name="P1" xml:id="id70" draw:id="id70" draw:layer="layout" svg:x1="2.286cm" svg:y1="12.192cm" svg:x2="2.286cm" svg:y2="14.2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19"><text:span text:style-name="T99">&lt;</text:span><text:span text:style-name="T100">bean</text:span><text:span text:style-name="T101"> </text:span><text:span text:style-name="T102">id</text:span><text:span text:style-name="T103">=</text:span><text:span text:style-name="T104">"logAspect"</text:span><text:span text:style-name="T101"> </text:span><text:span text:style-name="T102">class</text:span><text:span text:style-name="T103">=</text:span><text:span text:style-name="T104">"com.zenika.aop.LogAspect"</text:span><text:span text:style-name="T101"> </text:span><text:span text:style-name="T99">/&gt;</text:span></text:p>
          <text:p text:style-name="P20"><text:span text:style-name="T101"/></text:p>
          <text:p text:style-name="P19"><text:span text:style-name="T99">&lt;</text:span><text:span text:style-name="T100">aop:aspectj-autoproxy</text:span><text:span text:style-name="T99">&gt;</text:span></text:p>
          <text:p text:style-name="P19"><text:span text:style-name="T99"><text:s text:c="2"/></text:span><text:span text:style-name="T99">&lt;</text:span><text:span text:style-name="T100">aop:include</text:span><text:span text:style-name="T101"> </text:span><text:span text:style-name="T102">name</text:span><text:span text:style-name="T103">=</text:span><text:span text:style-name="T104">"logAspect"</text:span><text:span text:style-name="T99">/&gt;</text:span></text:p>
          <text:p text:style-name="P19"><text:span text:style-name="T99">&lt;/</text:span><text:span text:style-name="T100">aop:aspectj-autoproxy</text:span><text:span text:style-name="T9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21"><text:span text:style-name="T105">@Transactional</text:span></text:p>
          <text:p text:style-name="P22"><text:span text:style-name="T106">public</text:span><text:span text:style-name="T107"> </text:span><text:span text:style-name="T106">class</text:span><text:span text:style-name="T107"> UserServiceImpl </text:span><text:span text:style-name="T106">implements</text:span><text:span text:style-name="T107"> UserService {</text:span></text:p>
          <text:p text:style-name="P22"><text:span text:style-name="T108"/></text:p>
          <text:p text:style-name="P22"><text:span text:style-name="T106"><text:s text:c="2"/></text:span><text:span text:style-name="T106">public</text:span><text:span text:style-name="T107"> User create(String login, String password) {</text:span></text:p>
          <text:p text:style-name="P22"><text:span text:style-name="T107"><text:s text:c="4"/></text:span><text:span text:style-name="T107">(...)</text:span></text:p>
          <text:p text:style-name="P22"><text:span text:style-name="T107"><text:s text:c="2"/></text:span><text:span text:style-name="T107">}</text:span></text:p>
          <text:p text:style-name="P22"><text:span text:style-name="T107"/></text:p>
          <text:p text:style-name="P22"><text:span text:style-name="T109"><text:s text:c="2"/></text:span><text:span text:style-name="T110">@Transactional</text:span><text:span text:style-name="T111">(readOnly=</text:span><text:span text:style-name="T106">true</text:span><text:span text:style-name="T111">)</text:span></text:p>
          <text:p text:style-name="P22"><text:span text:style-name="T106"><text:s text:c="2"/></text:span><text:span text:style-name="T106">public</text:span><text:span text:style-name="T107"> User authenticate(String login, String password) {</text:span></text:p>
          <text:p text:style-name="P22"><text:span text:style-name="T107"><text:s text:c="4"/></text:span><text:span text:style-name="T107">(...)</text:span></text:p>
          <text:p text:style-name="P23"><text:span text:style-name="T112"><text:s text:c="2"/></text:span><text:span text:style-name="T112">}</text:span></text:p>
          <text:p text:style-name="P22"><text:span text:style-name="T107"/></text:p>
          <text:p text:style-name="P22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x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6">transaction-manager</text:span><text:span text:style-name="T117">=</text:span><text:span text:style-name="T118">"txManager"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ransaction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22"><text:span text:style-name="T106">public</text:span><text:span text:style-name="T115"> </text:span><text:span text:style-name="T106">class</text:span><text:span text:style-name="T115"> HibernateUserRepository </text:span><text:span text:style-name="T106">implements</text:span><text:span text:style-name="T115"> UserRepository {</text:span></text:p>
          <text:p text:style-name="P23"><text:span text:style-name="T119"/></text:p>
          <text:p text:style-name="P22"><text:span text:style-name="T106"><text:s text:c="2"/></text:span><text:span text:style-name="T106">private</text:span><text:span text:style-name="T115"> </text:span><text:span text:style-name="T106">final</text:span><text:span text:style-name="T115"> SessionFactory </text:span><text:span text:style-name="T120">sessionFactory</text:span><text:span text:style-name="T115">;</text:span></text:p>
          <text:p text:style-name="P23"><text:span text:style-name="T119"/></text:p>
          <text:p text:style-name="P22"><text:span text:style-name="T106"><text:s text:c="2"/></text:span><text:span text:style-name="T106">public</text:span><text:span text:style-name="T111"> HibernateUserRepository(SessionFactory sessionFactory) {</text:span></text:p>
          <text:p text:style-name="P22"><text:span text:style-name="T106"><text:s text:c="4"/></text:span><text:span text:style-name="T106">this</text:span><text:span text:style-name="T111">.</text:span><text:span text:style-name="T121">sessionFactory</text:span><text:span text:style-name="T111"> = sessionFactory;</text:span></text:p>
          <text:p text:style-name="P22"><text:span text:style-name="T105"><text:s text:c="2"/></text:span><text:span text:style-name="T105">}</text:span></text:p>
          <text:p text:style-name="P22"><text:span text:style-name="T122"/></text:p>
          <text:p text:style-name="P22"><text:span text:style-name="T115"><text:s text:c="2"/></text:span><text:span text:style-name="T106">public</text:span><text:span text:style-name="T115"> User getByLogin(String login) {</text:span></text:p>
          <text:p text:style-name="P22"><text:span text:style-name="T106"><text:s text:c="4"/></text:span><text:span text:style-name="T106">return</text:span><text:span text:style-name="T115"> (User) </text:span><text:span text:style-name="T120">sessionFactory</text:span><text:span text:style-name="T115">.</text:span><text:span text:style-name="T111">getCurrentSession()</text:span></text:p>
          <text:p text:style-name="P22"><text:span text:style-name="T115"><text:s text:c="6"/></text:span><text:span text:style-name="T115">.createCriteria(User.</text:span><text:span text:style-name="T106">class</text:span><text:span text:style-name="T115">)</text:span></text:p>
          <text:p text:style-name="P22"><text:span text:style-name="T115"><text:s text:c="6"/></text:span><text:span text:style-name="T115">.add(Restrictions.</text:span><text:span text:style-name="T123">eq</text:span><text:span text:style-name="T115">(</text:span><text:span text:style-name="T124">"login"</text:span><text:span text:style-name="T115">, login))</text:span></text:p>
          <text:p text:style-name="P23"><text:span text:style-name="T119"><text:s text:c="4"/></text:span><text:span text:style-name="T119">.uniqueResult();</text:span></text:p>
          <text:p text:style-name="P23"><text:span text:style-name="T119"><text:s text:c="2"/></text:span><text:span text:style-name="T119">}</text:span></text:p>
          <text:p text:style-name="P23"><text:span text:style-name="T11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7" draw:id="id77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25" draw:layer="layout" svg:width="25.753cm" svg:height="10.668cm" svg:x="1.125cm" svg:y="5.412cm">
          <text:p text:style-name="P22"><text:span text:style-name="T113">&lt;</text:span><text:span text:style-name="T114">bean</text:span><text:span text:style-name="T119"> </text:span><text:span text:style-name="T116">id</text:span><text:span text:style-name="T117">=</text:span><text:span text:style-name="T118">"sessionFactory"</text:span><text:span text:style-name="T119"> </text:span></text:p>
          <text:p text:style-name="P22"><text:span text:style-name="T116"><text:s text:c="6"/></text:span><text:span text:style-name="T116">class</text:span><text:span text:style-name="T117">=</text:span><text:span text:style-name="T118">"o.s.o.hibernate3.a.AnnotationSessionFactoryBean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dataSource"</text:span><text:span text:style-name="T119"> </text:span><text:span text:style-name="T116">ref</text:span><text:span text:style-name="T117">=</text:span><text:span text:style-name="T118">"dataSource"</text:span><text:span text:style-name="T119"> </text:span><text:span text:style-name="T113">/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annotatedClasses"</text:span><text:span text:style-name="T113">&gt;</text:span></text:p>
          <text:p text:style-name="P22"><text:span text:style-name="T113"><text:s text:c="4"/></text:span><text:span text:style-name="T113">&lt;</text:span><text:span text:style-name="T114">list</text:span><text:span text:style-name="T113">&gt;</text:span></text:p>
          <text:p text:style-name="P22"><text:span text:style-name="T113"><text:s text:c="6"/></text:span><text:span text:style-name="T113">&lt;</text:span><text:span text:style-name="T114">value</text:span><text:span text:style-name="T113">&gt;</text:span><text:span text:style-name="T117">com.zenika.domain.User</text:span><text:span text:style-name="T113">&lt;/</text:span><text:span text:style-name="T114">value</text:span><text:span text:style-name="T113">&gt;</text:span></text:p>
          <text:p text:style-name="P22"><text:span text:style-name="T113"><text:s text:c="4"/></text:span><text:span text:style-name="T113">&lt;/</text:span><text:span text:style-name="T114">list</text:span><text:span text:style-name="T113">&gt;</text:span></text:p>
          <text:p text:style-name="P22"><text:span text:style-name="T113"><text:s text:c="2"/></text:span><text:span text:style-name="T113">&lt;/</text:span><text:span text:style-name="T114">property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hibernateProperties"</text:span><text:span text:style-name="T113">&gt;</text:span></text:p>
          <text:p text:style-name="P22"><text:span text:style-name="T113"><text:s text:c="4"/></text:span><text:span text:style-name="T113">&lt;</text:span><text:span text:style-name="T114">value</text:span><text:span text:style-name="T113">&gt;</text:span></text:p>
          <text:p text:style-name="P24"><text:span text:style-name="T119"><text:s text:c="4"/></text:span><text:span text:style-name="T119">show_sql=true</text:span></text:p>
          <text:p text:style-name="P22"><text:span text:style-name="T113"><text:s text:c="4"/></text:span><text:span text:style-name="T113">&lt;/</text:span><text:span text:style-name="T114">value</text:span><text:span text:style-name="T113">&gt;</text:span></text:p>
          <text:p text:style-name="P22"><text:span text:style-name="T113"><text:s text:c="2"/></text:span><text:span text:style-name="T113">&lt;/</text:span><text:span text:style-name="T114">property</text:span><text:span text:style-name="T113">&gt;</text:span></text:p>
          <text:p text:style-name="P22"><text:span text:style-name="T113">&lt;/</text:span><text:span text:style-name="T114">bean</text:span><text:span text:style-name="T11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6" xml:id="id78" draw:id="id78" draw:layer="layout" svg:width="9.144cm" svg:height="3.556cm" svg:x="18.456cm" svg:y="15.348cm">
          <text:p text:style-name="P26">Lister les classes une par une ou utiliser “packagesToScan” pour détecter les classes @Entity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9" text:id="id79">Les DAO doivent être appelés avec une transaction active</text:p>
              </text:list-item>
              <text:list-item>
                <text:p xml:id="id80" text:id="id80">Toujours le cas en production</text:p>
                <text:list>
                  <text:list-item>
                    <text:p xml:id="id81" text:id="id81">Services transactionnels appelant un DAO</text:p>
                  </text:list-item>
                </text:list>
              </text:list-item>
              <text:list-item>
                <text:p xml:id="id82" text:id="id82">Configuration de transaction explicite pour les tests</text:p>
              </text:list-item>
            </text:list>
          </draw:text-box>
        </draw:frame>
        <draw:custom-shape draw:style-name="gr4" draw:text-style-name="P25" draw:layer="layout" svg:width="25.753cm" svg:height="3.316cm" svg:x="1.225cm" svg:y="5.112cm">
          <text:p text:style-name="P22"><text:span text:style-name="T113">&lt;</text:span><text:span text:style-name="T114">bean</text:span><text:span text:style-name="T119"> </text:span><text:span text:style-name="T116">id</text:span><text:span text:style-name="T117">=</text:span><text:span text:style-name="T118">"transactionManager"</text:span><text:span text:style-name="T119"> </text:span></text:p>
          <text:p text:style-name="P22"><text:span text:style-name="T116"><text:s text:c="6"/></text:span><text:span text:style-name="T116">class</text:span><text:span text:style-name="T117">=</text:span><text:span text:style-name="T118">"o.s.o.hibernate3.Hibernat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sessionFactory"</text:span><text:span text:style-name="T119"> </text:span><text:span text:style-name="T116">ref</text:span><text:span text:style-name="T117">=</text:span><text:span text:style-name="T118">"sessionFactory"</text:span><text:span text:style-name="T119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3" text:id="id83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</text:list-item>
              <text:list-item>
                <text:p>Un intercepteur AOP va intercepter et convertir le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4" text:id="id84"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85" draw:id="id85" draw:layer="layout" svg:width="25.753cm" svg:height="9.173cm" svg:x="1.016cm" svg:y="9.483cm">
          <text:p text:style-name="P22"><text:span text:style-name="T113">&lt;</text:span><text:span text:style-name="T114">context-param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param-name</text:span><text:span text:style-name="T113">&gt;</text:span><text:span text:style-name="T117">contextConfigLocation</text:span><text:span text:style-name="T113">&lt;/</text:span><text:span text:style-name="T114">param-name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param-value</text:span><text:span text:style-name="T113">&gt;</text:span></text:p>
          <text:p text:style-name="P24"><text:span text:style-name="T119"><text:s text:c="4"/></text:span><text:span text:style-name="T119"><text:tab/></text:span><text:span text:style-name="T119">/WEB-INF/applicationContext.xml</text:span></text:p>
          <text:p text:style-name="P22"><text:span text:style-name="T117"><text:s text:c="4"/></text:span><text:span text:style-name="T117"><text:tab/></text:span><text:span text:style-name="T113">&lt;/</text:span><text:span text:style-name="T114">param-value</text:span><text:span text:style-name="T113">&gt;</text:span></text:p>
          <text:p text:style-name="P22"><text:span text:style-name="T113">&lt;/</text:span><text:span text:style-name="T114">context-param</text:span><text:span text:style-name="T113">&gt;</text:span></text:p>
          <text:p text:style-name="P22"><text:span text:style-name="T119"/></text:p>
          <text:p text:style-name="P22"><text:span text:style-name="T113">&lt;</text:span><text:span text:style-name="T114">listener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listener-class</text:span><text:span text:style-name="T113">&gt;</text:span></text:p>
          <text:p text:style-name="P22"><text:span text:style-name="T113"><text:s text:c="9"/></text:span><text:span text:style-name="T117">org.springframework.web.context.ContextLoaderListener</text:span></text:p>
          <text:p text:style-name="P22"><text:span text:style-name="T117"><text:s text:c="7"/></text:span><text:span text:style-name="T113">&lt;/</text:span><text:span text:style-name="T114">listener-class</text:span><text:span text:style-name="T113">&gt;</text:span></text:p>
          <text:p text:style-name="P22"><text:span text:style-name="T113">&lt;/</text:span><text:span text:style-name="T114">listener</text:span><text:span text:style-name="T11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6" draw:id="id86" draw:layer="layout" svg:width="10.922cm" svg:height="2.286cm" svg:x="3.302cm" svg:y="6.35cm">
          <text:p text:style-name="P1">Optionnel (par défaut : </text:p>
          <text:p text:style-name="P1"><text:span text:style-name="T98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87" draw:id="id87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8" draw:id="id88" draw:layer="layout" svg:width="25.753cm" svg:height="10.443cm" svg:x="1.015cm" svg:y="9.115cm">
          <text:p text:style-name="P27"><text:span text:style-name="T125">public</text:span><text:span text:style-name="T126"> </text:span><text:span text:style-name="T125">class</text:span><text:span text:style-name="T126"> ListUsersServlet </text:span><text:span text:style-name="T125">extends</text:span><text:span text:style-name="T126"> HttpServlet {</text:span></text:p>
          <text:p text:style-name="P28"><text:span text:style-name="T127"/></text:p>
          <text:p text:style-name="P27"><text:span text:style-name="T126"><text:s text:c="2"/></text:span><text:span text:style-name="T125">private</text:span><text:span text:style-name="T126"> UserService </text:span><text:span text:style-name="T128">userService</text:span><text:span text:style-name="T126">;</text:span></text:p>
          <text:p text:style-name="P28"><text:span text:style-name="T127"/></text:p>
          <text:p text:style-name="P27"><text:span text:style-name="T129"><text:s text:c="2"/></text:span><text:span text:style-name="T129">@Override</text:span></text:p>
          <text:p text:style-name="P27"><text:span text:style-name="T125"><text:s text:c="2"/></text:span><text:span text:style-name="T125">public</text:span><text:span text:style-name="T126"> </text:span><text:span text:style-name="T125">void</text:span><text:span text:style-name="T126"> init() </text:span><text:span text:style-name="T125">throws</text:span><text:span text:style-name="T126"> ServletException {</text:span></text:p>
          <text:p text:style-name="P28"><text:span text:style-name="T127"><text:s text:c="4"/></text:span><text:span text:style-name="T127">ApplicationContext ctx = </text:span></text:p>
          <text:p text:style-name="P28"><text:span text:style-name="T127"><text:s text:c="6"/></text:span><text:span text:style-name="T127">WebApplicationContextUtils.</text:span><text:span text:style-name="T130">getRequiredWebApplicationContext</text:span><text:span text:style-name="T127">(</text:span></text:p>
          <text:p text:style-name="P28"><text:span text:style-name="T127"><text:s text:c="8"/></text:span><text:span text:style-name="T127">getServletContext()</text:span></text:p>
          <text:p text:style-name="P28"><text:span text:style-name="T127"><text:s text:c="4"/></text:span><text:span text:style-name="T127">);</text:span></text:p>
          <text:p text:style-name="P27"><text:span text:style-name="T128"><text:s text:c="4"/></text:span><text:span text:style-name="T128">userService</text:span><text:span text:style-name="T126"> = ctx.getBean(UserService.</text:span><text:span text:style-name="T125">class</text:span><text:span text:style-name="T126">);</text:span></text:p>
          <text:p text:style-name="P28"><text:span text:style-name="T127"><text:s text:c="2"/></text:span><text:span text:style-name="T127">}</text:span></text:p>
          <text:p text:style-name="P27"><text:span text:style-name="T127"><text:s text:c="2"/></text:span><text:span text:style-name="T127">(...) </text:span></text:p>
          <text:p text:style-name="P27"><text:span text:style-name="T12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2" xml:id="id89" draw:id="id89" draw:layer="layout" svg:width="25.753cm" svg:height="7.142cm" svg:x="1.014cm" svg:y="5.914cm">
          <text:p text:style-name="P29"><text:span text:style-name="T131">&lt;!-- </text:span><text:span text:style-name="T132">ne</text:span><text:span text:style-name="T131"> </text:span><text:span text:style-name="T132">surtout</text:span><text:span text:style-name="T131"> PAS </text:span><text:span text:style-name="T132">utiliser</text:span><text:span text:style-name="T131"> </text:span><text:span text:style-name="T132">ce</text:span><text:span text:style-name="T131"> DataSource </text:span><text:span text:style-name="T132">en</text:span><text:span text:style-name="T131"> production ! --&gt;</text:span></text:p>
          <text:p text:style-name="P30"><text:span text:style-name="T133">&lt;</text:span><text:span text:style-name="T134">bean</text:span><text:span text:style-name="T131"> </text:span><text:span text:style-name="T135">id</text:span><text:span text:style-name="T136">=</text:span><text:span text:style-name="T137">"dataSource"</text:span><text:span text:style-name="T131"> </text:span><text:span text:style-name="T135">class</text:span><text:span text:style-name="T136">=</text:span><text:span text:style-name="T137">"o.s.jdbc.datasource.SingleConnectionDataSource"</text:span><text:span text:style-name="T133">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driverClassName"</text:span><text:span text:style-name="T131"> </text:span><text:span text:style-name="T135">value</text:span><text:span text:style-name="T136">=</text:span><text:span text:style-name="T137">"</text:span><text:span text:style-name="T138">${db.driver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url"</text:span><text:span text:style-name="T131"> </text:span><text:span text:style-name="T135">value</text:span><text:span text:style-name="T136">=</text:span><text:span text:style-name="T137">"</text:span><text:span text:style-name="T138">${db.url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username"</text:span><text:span text:style-name="T131"> </text:span><text:span text:style-name="T135">value</text:span><text:span text:style-name="T136">=</text:span><text:span text:style-name="T137">"</text:span><text:span text:style-name="T138">${db.username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password"</text:span><text:span text:style-name="T131"> </text:span><text:span text:style-name="T135">value</text:span><text:span text:style-name="T136">=</text:span><text:span text:style-name="T137">"</text:span><text:span text:style-name="T138">${db.password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suppressClose"</text:span><text:span text:style-name="T131"> </text:span><text:span text:style-name="T135">value</text:span><text:span text:style-name="T136">=</text:span><text:span text:style-name="T137">"true"</text:span><text:span text:style-name="T131"> </text:span><text:span text:style-name="T133">/&gt;</text:span><text:span text:style-name="T136"> </text:span></text:p>
          <text:p text:style-name="P30"><text:span text:style-name="T133">&lt;/</text:span><text:span text:style-name="T134">bean</text:span><text:span text:style-name="T133">&gt;</text:span></text:p>
          <text:p text:style-name="P31"><text:span text:style-name="T131"/></text:p>
          <text:p text:style-name="P30"><text:span text:style-name="T139">&lt;</text:span><text:span text:style-name="T140">context:property-placeholder</text:span><text:span text:style-name="T141"> </text:span></text:p>
          <text:p text:style-name="P30"><text:span text:style-name="T142"><text:s text:c="2"/></text:span><text:span text:style-name="T142">location</text:span><text:span text:style-name="T143">=</text:span><text:span text:style-name="T138">"file:./application-configuration.properties"</text:span><text:span text:style-name="T13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90" draw:id="id90" draw:layer="layout" svg:width="25.753cm" svg:height="3.389cm" svg:x="1.013cm" svg:y="15.013cm">
          <text:p text:style-name="P33"><text:span text:style-name="T127">db.driver=org.h2.Driver</text:span></text:p>
          <text:p text:style-name="P33"><text:span text:style-name="T127">db.url=jdbc:h2:tcp://localhost/mem:spring_workshop</text:span></text:p>
          <text:p text:style-name="P33"><text:span text:style-name="T127">db.username=sa</text:span></text:p>
          <text:p text:style-name="P33"><text:span text:style-name="T127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4" xml:id="id91" draw:id="id91" draw:layer="layout" svg:width="11.416cm" svg:height="0.962cm" svg:x="0.762cm" svg:y="13.962cm">
          <draw:text-box>
            <text:p><text:span text:style-name="T98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5" xml:id="id92" draw:id="id92" draw:layer="layout" svg:width="25.753cm" svg:height="7.548cm" svg:x="1.014cm" svg:y="4.814cm">
          <text:p text:style-name="P22"><text:span text:style-name="T144">&lt;</text:span><text:span text:style-name="T145">beans</text:span><text:span text:style-name="T127"> </text:span><text:span text:style-name="T146">profile</text:span><text:span text:style-name="T147">=</text:span><text:span text:style-name="T148">"in-memory-db"</text:span><text:span text:style-name="T144">&gt;</text:span></text:p>
          <text:p text:style-name="P22"><text:span text:style-name="T144"><text:s text:c="2"/></text:span><text:span text:style-name="T144">&lt;</text:span><text:span text:style-name="T145">jdbc:embedded-database</text:span><text:span text:style-name="T127"> </text:span><text:span text:style-name="T146">id</text:span><text:span text:style-name="T147">=</text:span><text:span text:style-name="T148">"dataSource"</text:span><text:span text:style-name="T127"> </text:span><text:span text:style-name="T146">type</text:span><text:span text:style-name="T147">=</text:span><text:span text:style-name="T148">"H2"</text:span><text:span text:style-name="T144">&gt;</text:span></text:p>
          <text:p text:style-name="P22"><text:span text:style-name="T144"><text:s text:c="4"/></text:span><text:span text:style-name="T144">&lt;</text:span><text:span text:style-name="T145">jdbc:script</text:span><text:span text:style-name="T127"> </text:span><text:span text:style-name="T146">location</text:span><text:span text:style-name="T147">=</text:span><text:span text:style-name="T148">"classpath:/create-tables.sql"</text:span><text:span text:style-name="T127"> </text:span><text:span text:style-name="T144">/&gt;</text:span></text:p>
          <text:p text:style-name="P22"><text:span text:style-name="T144"><text:s text:c="4"/></text:span><text:span text:style-name="T144">&lt;</text:span><text:span text:style-name="T145">jdbc:script</text:span><text:span text:style-name="T127"> </text:span><text:span text:style-name="T146">location</text:span><text:span text:style-name="T147">=</text:span><text:span text:style-name="T148">"classpath:/insert-data.sql"</text:span><text:span text:style-name="T127"> </text:span><text:span text:style-name="T144">/&gt;</text:span></text:p>
          <text:p text:style-name="P22"><text:span text:style-name="T144"><text:s text:c="2"/></text:span><text:span text:style-name="T144">&lt;/</text:span><text:span text:style-name="T145">jdbc:embedded-database</text:span><text:span text:style-name="T144">&gt;</text:span></text:p>
          <text:p text:style-name="P22"><text:span text:style-name="T144">&lt;/</text:span><text:span text:style-name="T145">beans</text:span><text:span text:style-name="T144">&gt;</text:span></text:p>
          <text:p text:style-name="P24"><text:span text:style-name="T127"/></text:p>
          <text:p text:style-name="P22"><text:span text:style-name="T144">&lt;</text:span><text:span text:style-name="T145">beans</text:span><text:span text:style-name="T127"> </text:span><text:span text:style-name="T146">profile</text:span><text:span text:style-name="T147">=</text:span><text:span text:style-name="T148">"standalone-db"</text:span><text:span text:style-name="T144">&gt;</text:span></text:p>
          <text:p text:style-name="P22"><text:span text:style-name="T149"><text:s text:c="2"/></text:span><text:span text:style-name="T149">(...)</text:span></text:p>
          <text:p text:style-name="P22"><text:span text:style-name="T144">&lt;/</text:span><text:span text:style-name="T145">beans</text:span><text:span text:style-name="T14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7" xml:id="id93" draw:id="id93" draw:layer="layout" svg:width="25.753cm" svg:height="1.119cm" svg:x="0.994cm" svg:y="13.613cm">
          <text:p text:style-name="P36"><text:span text:style-name="T150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5" xml:id="id94" draw:id="id94" draw:layer="layout" svg:width="25.753cm" svg:height="1.119cm" svg:x="0.993cm" svg:y="15.112cm">
          <text:p text:style-name="P22"><text:span text:style-name="T151">System.</text:span><text:span text:style-name="T152">setProperty</text:span><text:span text:style-name="T153">(</text:span><text:span text:style-name="T154">"spring.profiles.active"</text:span><text:span text:style-name="T153">, </text:span><text:span text:style-name="T154">"in-memory-db"</text:span><text:span text:style-name="T153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5" xml:id="id95" draw:id="id95" draw:layer="layout" svg:width="25.753cm" svg:height="1.119cm" svg:x="0.992cm" svg:y="16.611cm">
          <text:p text:style-name="P38"><text:span text:style-name="T155">@ActiveProfiles</text:span><text:span text:style-name="T153">(</text:span><text:span text:style-name="T154">"in-memory-db"</text:span><text:span text:style-name="T153">) </text:span><text:span text:style-name="T156">// dans</text:span><text:span text:style-name="T153"> </text:span><text:span text:style-name="T156">le TestContext framework</text:span><text:span text:style-name="T153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8T16:07:33</dc:date>
    <meta:editing-duration>P1DT14H35M11S</meta:editing-duration>
    <meta:editing-cycles>244</meta:editing-cycles>
    <meta:document-statistic meta:object-count="397"/>
  </office:meta>
</office:document-meta>
</file>